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72in"/>
    </style:style>
    <style:style style:name="co2" style:family="table-column">
      <style:table-column-properties fo:break-before="auto" style:column-width="1.8354in"/>
    </style:style>
    <style:style style:name="co3" style:family="table-column">
      <style:table-column-properties fo:break-before="auto" style:column-width="2.578in"/>
    </style:style>
    <style:style style:name="co4" style:family="table-column">
      <style:table-column-properties fo:break-before="auto" style:column-width="1.8134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2.1972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73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0" table:default-cell-style-name="Default"/>
        <table:table-row table:style-name="ro1">
          <table:table-cell office:value-type="string">
            <text:p>WebsiteName</text:p>
          </table:table-cell>
          <table:table-cell office:value-type="string">
            <text:p>PageName</text:p>
          </table:table-cell>
          <table:table-cell office:value-type="string">
            <text:p>URL</text:p>
          </table:table-cell>
          <table:table-cell office:value-type="string">
            <text:p>MetaTags</text:p>
          </table:table-cell>
          <table:table-cell table:style-name="ce2" table:number-columns-repeated="20"/>
        </table:table-row>
        <table:table-row table:style-name="ro2">
          <table:table-cell office:value-type="string">
            <text:p>buniyad</text:p>
          </table:table-cell>
          <table:table-cell office:value-type="string">
            <text:p>Residential Plot in sector 52 Noida</text:p>
          </table:table-cell>
          <table:table-cell office:value-type="string">
            <text:p><text:a xlink:href="http://www.buniyad.com/buy/residential-property/residential-plot-in-sector-52-noida/lid-467876444116787742.html">http://www.buniyad.com/buy/residential-property/residential-plot-in-sector-52-noida/lid-467876444116787742.html</text:a></text:p>
          </table:table-cell>
          <table:table-cell office:value-type="string">
            <text:p>residential plot in sector 52 noida, residential plots in sector 52 noida, residential plot at sector 52 noida, residential plots at sector 52 noida, residential plot sector 52 noida, residential plots sector 52 noida, </text:p>
          </table:table-cell>
          <table:table-cell table:number-columns-repeated="20"/>
        </table:table-row>
        <table:table-row table:style-name="ro3">
          <table:table-cell office:value-type="string">
            <text:p>buniyad</text:p>
          </table:table-cell>
          <table:table-cell office:value-type="string">
            <text:p>Bungalow Villa in sector 52 Noida</text:p>
          </table:table-cell>
          <table:table-cell office:value-type="string">
            <text:p><text:a xlink:href="http://www.buniyad.com/buy/residential-property/bungalow-villa-in-sector-52-noida/lid-467876444116787742.html">http://www.buniyad.com/buy/residential-property/bungalow-villa-in-sector-52-noida/lid-467876444116787742.html</text:a></text:p>
          </table:table-cell>
          <table:table-cell office:value-type="string">
            <text:p>villa in noida sector 52, villa at noida sector 52 kothi in noida sector 52, kothi at noida sector 52, villas in noida sector 52, kothis in noida sector 52, kothis at noida sector 52, villas at noida sector 52, villas noida sector 52, kothis noida sector 52, villas sector 52 noida, kothis sector 52 noida, kothi -villas in noida sector 52</text:p>
          </table:table-cell>
          <table:table-cell table:number-columns-repeated="20"/>
        </table:table-row>
        <table:table-row table:style-name="ro2">
          <table:table-cell office:value-type="string">
            <text:p>buniyad</text:p>
          </table:table-cell>
          <table:table-cell office:value-type="string">
            <text:p>Commercial Shop in sector 52 Noida</text:p>
          </table:table-cell>
          <table:table-cell office:value-type="string">
            <text:p><text:a xlink:href="http://www.buniyad.com/buy/commercial-property/commercial-shop-in-sector-52-noida/lid-467876444116787742.html">http://www.buniyad.com/buy/commercial-property/commercial-shop-in-sector-52-noida/lid-467876444116787742.html</text:a></text:p>
          </table:table-cell>
          <table:table-cell office:value-type="string">
            <text:p>commercial shop in sector 52 noida, commercial shops in sector 52 noida, commercial shop at sector 52 noida, commercial shops at sector 52 noida, commercial shop sector 52 noida, commercial shops sector 52 noida</text:p>
          </table:table-cell>
          <table:table-cell table:number-columns-repeated="20"/>
        </table:table-row>
        <table:table-row table:style-name="ro2">
          <table:table-cell office:value-type="string">
            <text:p>buniyad</text:p>
          </table:table-cell>
          <table:table-cell office:value-type="string">
            <text:p>Commercial Shop in sector 53 Noida</text:p>
          </table:table-cell>
          <table:table-cell office:value-type="string">
            <text:p><text:a xlink:href="http://www.buniyad.com/buy/commercial-property/commercial-shop-in-sector-53-noida/lid-467876444116787921.html">http://www.buniyad.com/buy/commercial-property/commercial-shop-in-sector-53-noida/lid-467876444116787921.html</text:a></text:p>
          </table:table-cell>
          <table:table-cell office:value-type="string">
            <text:p>commercial shop in sector 53 noida, commercial shops in sector 53 noida, commercial shop at sector 53 noida, commercial shops at sector 53 noida, commercial shop sector 53 noida, commercial shops sector 53 noida</text:p>
          </table:table-cell>
          <table:table-cell table:number-columns-repeated="20"/>
        </table:table-row>
        <table:table-row table:style-name="ro4">
          <table:table-cell office:value-type="string">
            <text:p>buniyad</text:p>
          </table:table-cell>
          <table:table-cell office:value-type="string">
            <text:p>Office space in sector 53 Noida</text:p>
          </table:table-cell>
          <table:table-cell office:value-type="string">
            <text:p><text:a xlink:href="http://www.buniyad.com/buy/commercial-property/office-space-in-sector-53-noida/lid-467876444116787921.html">http://www.buniyad.com/buy/commercial-property/office-space-in-sector-53-noida/lid-467876444116787921.html</text:a></text:p>
          </table:table-cell>
          <table:table-cell office:value-type="string">
            <text:p>office space in setor 53 noida, office spaces in sector 53 noida, office space in noida sector 53, office space in noida sector 53, office space sector 53 noida, buy office space in noida sector 53, buy office space in noida, office space for sale in noida, office space for sale in noida sector 53, office for sale in noida, buy office in noida sector 53, buy office in sector 53 noida, office space in noida sec 53</text:p>
          </table:table-cell>
          <table:table-cell table:number-columns-repeated="20"/>
        </table:table-row>
        <table:table-row table:style-name="ro2">
          <table:table-cell office:value-type="string">
            <text:p>buniyad</text:p>
          </table:table-cell>
          <table:table-cell office:value-type="string">
            <text:p>Residential Plot in sector 53 Noida</text:p>
          </table:table-cell>
          <table:table-cell office:value-type="string">
            <text:p><text:a xlink:href="http://www.buniyad.com/buy/residential-property/residential-plot-in-sector-53-noida/lid-467876444116787921.html">http://www.buniyad.com/buy/residential-property/residential-plot-in-sector-53-noida/lid-467876444116787921.html</text:a></text:p>
          </table:table-cell>
          <table:table-cell office:value-type="string">
            <text:p>residential plot in sector 53 noida, residential plots in sector 53 noida, residential plot at sector 53 noida, residential plots at sector 53 noida, residential plot sector 53 noida, residential plots sector 53 noida, </text:p>
          </table:table-cell>
          <table:table-cell table:number-columns-repeated="20"/>
        </table:table-row>
        <table:table-row table:style-name="ro3">
          <table:table-cell office:value-type="string">
            <text:p>buniyad</text:p>
          </table:table-cell>
          <table:table-cell office:value-type="string">
            <text:p>Bungalow / Villa in sector 53 Noida</text:p>
          </table:table-cell>
          <table:table-cell office:value-type="string">
            <text:p><text:a xlink:href="http://www.buniyad.com/buy/residential-property/bungalow-villa-in-sector-53-noida/lid-467876444116787921.html">http://www.buniyad.com/buy/residential-property/bungalow-villa-in-sector-53-noida/lid-467876444116787921.html</text:a></text:p>
          </table:table-cell>
          <table:table-cell office:value-type="string">
            <text:p>villa in noida sector 53, villa at noida sector 53, kothi in noida sector 53, kothi at noida sector 53, villas in noida sector 53, kothis in noida sector 53, kothis at noida sector 53, villas at noida sector 53, villas noida sector 53, kothis noida sector 53, villas sector 53 noida, kothis sector 53 noida, kothi -villas in noida sector 53</text:p>
          </table:table-cell>
          <table:table-cell table:number-columns-repeated="20"/>
        </table:table-row>
        <table:table-row table:style-name="ro3">
          <table:table-cell office:value-type="string">
            <text:p>buniyad</text:p>
          </table:table-cell>
          <table:table-cell office:value-type="string">
            <text:p>Bungalow / Villa in Sector 54 Noida</text:p>
          </table:table-cell>
          <table:table-cell office:value-type="string">
            <text:p><text:a xlink:href="http://www.buniyad.com/buy/residential-property/bungalow-villa-in-sector-54-noida/lid-474155010985787168.html">http://www.buniyad.com/buy/residential-property/bungalow-villa-in-sector-54-noida/lid-474155010985787168.html</text:a></text:p>
          </table:table-cell>
          <table:table-cell office:value-type="string">
            <text:p>villa in noida sector 54, villa at noida sector 54 kothi in noida sector 54, kothi at noida sector 54, villas in noida sector 54, kothis in noida sector 54, kothis at noida sector 54, villas at noida sector 54, villas noida sector 54, kothis noida sector 54, villas sector 54 noida, kothis sector 54 noida, kothi -villas in noida sector 54</text:p>
          </table:table-cell>
          <table:table-cell table:number-columns-repeated="20"/>
        </table:table-row>
        <table:table-row table:style-name="ro2">
          <table:table-cell office:value-type="string">
            <text:p>buniyad</text:p>
          </table:table-cell>
          <table:table-cell office:value-type="string">
            <text:p>Residential Plot in sector 55 Noida</text:p>
          </table:table-cell>
          <table:table-cell office:value-type="string">
            <text:p><text:a xlink:href="http://www.buniyad.com/buy/residential-property/residential-plot-in-sector-55-noida/lid-467876444116787747.html">http://www.buniyad.com/buy/residential-property/residential-plot-in-sector-55-noida/lid-467876444116787747.html</text:a></text:p>
          </table:table-cell>
          <table:table-cell office:value-type="string">
            <text:p>residential plot in sector 55 noida, residential plots in sector 55 noida, residential plot at sector 55 noida, residential plots at sector 55 noida, residential plot sector 55 noida, residential plots sector 55 noida, </text:p>
          </table:table-cell>
          <table:table-cell table:number-columns-repeated="20"/>
        </table:table-row>
        <table:table-row table:style-name="ro3">
          <table:table-cell office:value-type="string">
            <text:p>buniyad</text:p>
          </table:table-cell>
          <table:table-cell office:value-type="string">
            <text:p>Bungalow / Villa in sector 55 Noida</text:p>
          </table:table-cell>
          <table:table-cell office:value-type="string">
            <text:p><text:a xlink:href="http://www.buniyad.com/buy/residential-property/bungalow-villa-in-sector-55-noida/lid-467876444116787747.html">http://www.buniyad.com/buy/residential-property/bungalow-villa-in-sector-55-noida/lid-467876444116787747.html</text:a></text:p>
          </table:table-cell>
          <table:table-cell office:value-type="string">
            <text:p>villa in noida sector 55, villa at noida sector 55 kothi in noida sector 55, kothi at noida sector 55, villas in noida sector 55, kothis in noida sector 55, kothis at noida sector 55, villas at noida sector 55, villas noida sector 55, kothis noida sector 55, villas sector 55 noida, kothis sector 55 noida, kothi -villas in noida sector 55</text:p>
          </table:table-cell>
          <table:table-cell table:number-columns-repeated="20"/>
        </table:table-row>
        <table:table-row table:style-name="ro2">
          <table:table-cell office:value-type="string">
            <text:p>buniyad</text:p>
          </table:table-cell>
          <table:table-cell office:value-type="string">
            <text:p>Industrial Plot in sector 57 Noida</text:p>
          </table:table-cell>
          <table:table-cell office:value-type="string">
            <text:p><text:a xlink:href="http://www.buniyad.com/buy/industrial-property/industrial-plot-in-sector-57-noida/lid-467876444116787757.html">http://www.buniyad.com/buy/industrial-property/industrial-plot-in-sector-57-noida/lid-467876444116787757.html</text:a></text:p>
          </table:table-cell>
          <table:table-cell office:value-type="string">
            <text:p>industrial plot in sector 57 noida, industrial plots in sector 57 noida, industrial plot at sector 57 noida, industrial plots at sector 57 noida, industrial plot sector 57 noida, industrial plots sector 57 noida, </text:p>
          </table:table-cell>
          <table:table-cell table:number-columns-repeated="20"/>
        </table:table-row>
        <table:table-row table:style-name="ro2">
          <table:table-cell office:value-type="string">
            <text:p>buniyad</text:p>
          </table:table-cell>
          <table:table-cell office:value-type="string">
            <text:p>Residential Plot in sector 58 Noida</text:p>
          </table:table-cell>
          <table:table-cell office:value-type="string">
            <text:p><text:a xlink:href="http://www.buniyad.com/buy/residential-property/residential-plot-in-sector-58-noida/lid-467876444116787762.html">http://www.buniyad.com/buy/residential-property/residential-plot-in-sector-58-noida/lid-467876444116787762.html</text:a></text:p>
          </table:table-cell>
          <table:table-cell office:value-type="string">
            <text:p>residential plot in sector 58 noida, residential plots in sector 58 noida, residential plot at sector 58 noida, residential plots at sector 58 noida, residential plot sector 58 noida, residential plots sector 58 noida, </text:p>
          </table:table-cell>
          <table:table-cell table:number-columns-repeated="20"/>
        </table:table-row>
        <table:table-row table:style-name="ro5">
          <table:table-cell office:value-type="string">
            <text:p>buniyad</text:p>
          </table:table-cell>
          <table:table-cell office:value-type="string">
            <text:p>Office Space in sector 58 Noida</text:p>
          </table:table-cell>
          <table:table-cell office:value-type="string">
            <text:p><text:a xlink:href="http://www.buniyad.com/buy/commercial-property/office-space-in-sector-58-noida/lid-467876444116787762.html">http://www.buniyad.com/buy/commercial-property/office-space-in-sector-58-noida/lid-467876444116787762.html</text:a></text:p>
          </table:table-cell>
          <table:table-cell office:value-type="string">
            <text:p>office space in sector 58 noida, office spaces in sector 58 noida, office space at sector 58 noida, office spaces at sector 58 noida, office space sector 58 noida, office spaces sector 58 noida, </text:p>
          </table:table-cell>
          <table:table-cell table:number-columns-repeated="20"/>
        </table:table-row>
        <table:table-row table:style-name="ro6">
          <table:table-cell office:value-type="string">
            <text:p>buniyad</text:p>
          </table:table-cell>
          <table:table-cell office:value-type="string">
            <text:p>Industrial Building Factory in Sector 58 Noida</text:p>
          </table:table-cell>
          <table:table-cell office:value-type="string">
            <text:p><text:a xlink:href="http://www.buniyad.com/buy/industrial-property/industrial-building-factory-in-sector-58-noida/lid-467876444116787762.html">http://www.buniyad.com/buy/industrial-property/industrial-building-factory-in-sector-58-noida/lid-467876444116787762.html</text:a></text:p>
          </table:table-cell>
          <table:table-cell office:value-type="string">
            <text:p>industrial building in sector 58 noida, industrial buildings in sector 58 noida, industrial building at sector 58 noida, industrial buildings at sector 58 noida, industrial building sector 58 noida, industrial buildings sector 58 noida, industrial factory in sector 58 noida, industrial factories in sector 58 noida, industrial factory at sector 58 noida, industrial factories at sector 58 noida, industrial factory sector 58 noida, industrial factories sector 58 noida,</text:p>
          </table:table-cell>
          <table:table-cell table:number-columns-repeated="20"/>
        </table:table-row>
        <table:table-row table:style-name="ro2">
          <table:table-cell office:value-type="string">
            <text:p>buniyad</text:p>
          </table:table-cell>
          <table:table-cell office:value-type="string">
            <text:p>Industrial Shed in sector 58 Noida</text:p>
          </table:table-cell>
          <table:table-cell office:value-type="string">
            <text:p><text:a xlink:href="http://www.buniyad.com/buy/industrial-property/industrial-shed-in-sector-58-noida/lid-467876444116787762.html">http://www.buniyad.com/buy/industrial-property/industrial-shed-in-sector-58-noida/lid-467876444116787762.html</text:a></text:p>
          </table:table-cell>
          <table:table-cell office:value-type="string">
            <text:p>industrial shed in sector 58 Noida , industrial sheds in sector 58 noida, industrial shed at sector 58 noida, industrial sheds at sector 58 noida, industrial shed sector 58 noida, industrial sheds sector 58 noida</text:p>
          </table:table-cell>
          <table:table-cell table:number-columns-repeated="20"/>
        </table:table-row>
        <table:table-row table:style-name="ro2">
          <table:table-cell office:value-type="string">
            <text:p>buniyad</text:p>
          </table:table-cell>
          <table:table-cell office:value-type="string">
            <text:p>Industrial Plot in sector 58 Noida</text:p>
          </table:table-cell>
          <table:table-cell office:value-type="string">
            <text:p><text:a xlink:href="http://www.buniyad.com/buy/industrial-property/industrial-plot-in-sector-58-noida/lid-467876444116787762.html">http://www.buniyad.com/buy/industrial-property/industrial-plot-in-sector-58-noida/lid-467876444116787762.html</text:a></text:p>
          </table:table-cell>
          <table:table-cell office:value-type="string">
            <text:p>industrial plot in sector 58 noida, industrial plots in sector 58 noida, industrial plot at sector 58 noida, industrial plots at sector 58 noida, industrial plot sector 58 noida, industrial plots sector 58 noida, </text:p>
          </table:table-cell>
          <table:table-cell table:number-columns-repeated="20"/>
        </table:table-row>
        <table:table-row table:style-name="ro5">
          <table:table-cell office:value-type="string">
            <text:p>buniyad</text:p>
          </table:table-cell>
          <table:table-cell office:value-type="string">
            <text:p>Office Space in sector 59 Noida</text:p>
          </table:table-cell>
          <table:table-cell office:value-type="string">
            <text:p><text:a xlink:href="http://www.buniyad.com/buy/commercial-property/office-space-in-sector-59-noida/lid-467876444116787767.html">http://www.buniyad.com/buy/commercial-property/office-space-in-sector-59-noida/lid-467876444116787767.html</text:a></text:p>
          </table:table-cell>
          <table:table-cell office:value-type="string">
            <text:p>office space in sector 59 noida, office spaces in sector 59 noida, office space at sector 59 noida, office spaces at sector 59 noida, office space sector 59 noida, office spaces sector 59 noida, </text:p>
          </table:table-cell>
          <table:table-cell table:number-columns-repeated="20"/>
        </table:table-row>
        <table:table-row table:style-name="ro6">
          <table:table-cell office:value-type="string">
            <text:p>buniyad</text:p>
          </table:table-cell>
          <table:table-cell office:value-type="string">
            <text:p>Industrial Building Factory in sector 59 Noida</text:p>
          </table:table-cell>
          <table:table-cell office:value-type="string">
            <text:p><text:a xlink:href="http://www.buniyad.com/buy/industrial-property/industrial-building-factory-in-sector-59-noida/lid-467876444116787767.html">http://www.buniyad.com/buy/industrial-property/industrial-building-factory-in-sector-59-noida/lid-467876444116787767.html</text:a></text:p>
          </table:table-cell>
          <table:table-cell office:value-type="string">
            <text:p>industrial building in sector 59 noida, industrial buildings in sector 59 noida, industrial building at sector 59 noida, industrial buildings at sector 59 noida, industrial building sector 59 noida, industrial buildings sector 59 noida, industrial factory in sector 59 noida, industrial factories in sector 59 noida, industrial factory at sector 59 noida, industrial factories at sector 59 noida, industrial factory sector 59 noida, industrial factories sector 59 noida,</text:p>
          </table:table-cell>
          <table:table-cell table:number-columns-repeated="20"/>
        </table:table-row>
        <table:table-row table:style-name="ro2">
          <table:table-cell office:value-type="string">
            <text:p>buniyad</text:p>
          </table:table-cell>
          <table:table-cell office:value-type="string">
            <text:p>Industrial Shed in sector 59 Noida</text:p>
          </table:table-cell>
          <table:table-cell office:value-type="string">
            <text:p><text:a xlink:href="http://www.buniyad.com/buy/industrial-property/industrial-shed-in-sector-59-noida/lid-467876444116787767.html">http://www.buniyad.com/buy/industrial-property/industrial-shed-in-sector-59-noida/lid-467876444116787767.html</text:a></text:p>
          </table:table-cell>
          <table:table-cell office:value-type="string">
            <text:p>industrial shed in sector 59 Noida , industrial sheds in sector 59 noida, industrial shed at sector 59 noida, industrial sheds at sector 59 noida, industrial shed sector 59 noida, industrial sheds sector 59 noida</text:p>
          </table:table-cell>
          <table:table-cell table:number-columns-repeated="20"/>
        </table:table-row>
        <table:table-row table:style-name="ro2">
          <table:table-cell office:value-type="string">
            <text:p>buniyad</text:p>
          </table:table-cell>
          <table:table-cell office:value-type="string">
            <text:p>Industrial Plot in sector 59 Noida</text:p>
          </table:table-cell>
          <table:table-cell office:value-type="string">
            <text:p><text:a xlink:href="http://www.buniyad.com/buy/industrial-property/industrial-plot-in-sector-59-noida/lid-467876444116787767.html">http://www.buniyad.com/buy/industrial-property/industrial-plot-in-sector-59-noida/lid-467876444116787767.html</text:a></text:p>
          </table:table-cell>
          <table:table-cell office:value-type="string">
            <text:p>industrial plot in sector 59 noida, industrial plots in sector 59 noida, industrial plot at sector 59 noida, industrial plots at sector 59 noida, industrial plot sector 59 noida, industrial plots sector 59 noida, </text:p>
          </table:table-cell>
          <table:table-cell table:number-columns-repeated="20"/>
        </table:table-row>
        <table:table-row table:style-name="ro2">
          <table:table-cell office:value-type="string">
            <text:p>buniyad</text:p>
          </table:table-cell>
          <table:table-cell office:value-type="string">
            <text:p>Commercial Shop in Sector 6 Noida</text:p>
          </table:table-cell>
          <table:table-cell office:value-type="string">
            <text:p><text:a xlink:href="http://www.buniyad.com/buy/commercial-property/commercial-shop-in-sector-6-noida/lid-467876444116787772.html">http://www.buniyad.com/buy/commercial-property/commercial-shop-in-sector-6-noida/lid-467876444116787772.html</text:a></text:p>
          </table:table-cell>
          <table:table-cell office:value-type="string">
            <text:p>commercial shop in sector 6 noida, commercial shops in sector 6 noida, commercial shop at sector 6 noida, commercial shops at sector 6 noida, commercial shop sector 6 noida, commercial shops sector 6 noida</text:p>
          </table:table-cell>
          <table:table-cell table:number-columns-repeated="20"/>
        </table:table-row>
        <table:table-row table:style-name="ro5">
          <table:table-cell office:value-type="string">
            <text:p>buniyad</text:p>
          </table:table-cell>
          <table:table-cell office:value-type="string">
            <text:p>Office Space in sector 6 Noida</text:p>
          </table:table-cell>
          <table:table-cell office:value-type="string">
            <text:p><text:a xlink:href="http://www.buniyad.com/buy/commercial-property/office-space-in-sector-6-noida/lid-467876444116787772.html">http://www.buniyad.com/buy/commercial-property/office-space-in-sector-6-noida/lid-467876444116787772.html</text:a></text:p>
          </table:table-cell>
          <table:table-cell office:value-type="string">
            <text:p>office space in sector 6 noida, office spaces in sector 6 noida, office space at sector 6 noida, office spaces at sector 6 noida, office space sector 6 noida, office spaces sector 6 noida, </text:p>
          </table:table-cell>
          <table:table-cell table:number-columns-repeated="20"/>
        </table:table-row>
        <table:table-row table:style-name="ro6">
          <table:table-cell office:value-type="string">
            <text:p>buniyad</text:p>
          </table:table-cell>
          <table:table-cell office:value-type="string">
            <text:p>Industrial Building Factory for sale in sector 6 Noida</text:p>
          </table:table-cell>
          <table:table-cell office:value-type="string">
            <text:p><text:a xlink:href="http://www.buniyad.com/buy/industrial-property/industrial-building-factory-in-sector-6-noida/lid-467876444116787772.html">http://www.buniyad.com/buy/industrial-property/industrial-building-factory-in-sector-6-noida/lid-467876444116787772.html</text:a></text:p>
          </table:table-cell>
          <table:table-cell office:value-type="string">
            <text:p>industrial building in sector 6 noida, industrial buildings in sector 6 noida, industrial building at sector 6 noida, industrial buildings at sector 6 noida, industrial building sector 6 noida, industrial buildings sector 6 noida, industrial factory in sector 6 noida, industrial factories in sector 6 noida, industrial factory at sector 6 noida, industrial factories at sector 6 noida, industrial factory sector 6 noida, industrial factories sector 6 noida,</text:p>
          </table:table-cell>
          <table:table-cell table:number-columns-repeated="20"/>
        </table:table-row>
        <table:table-row table:style-name="ro2">
          <table:table-cell office:value-type="string">
            <text:p>buniyad</text:p>
          </table:table-cell>
          <table:table-cell office:value-type="string">
            <text:p>Industrial Shed in sector 6 Noida</text:p>
          </table:table-cell>
          <table:table-cell office:value-type="string">
            <text:p><text:a xlink:href="http://www.buniyad.com/buy/industrial-property/industrial-shed-in-sector-6-noida/lid-467876444116787772.html">http://www.buniyad.com/buy/industrial-property/industrial-shed-in-sector-6-noida/lid-467876444116787772.html</text:a></text:p>
          </table:table-cell>
          <table:table-cell office:value-type="string">
            <text:p>industrial shed in sector 6 Noida , industrial sheds in sector 6 noida, industrial shed at sector 6 noida, industrial sheds at sector 6 noida, industrial shed sector 6 noida, industrial sheds sector 6 noida</text:p>
          </table:table-cell>
          <table:table-cell table:number-columns-repeated="20"/>
        </table:table-row>
        <table:table-row table:style-name="ro2">
          <table:table-cell office:value-type="string">
            <text:p>buniyad</text:p>
          </table:table-cell>
          <table:table-cell office:value-type="string">
            <text:p>Industrial Plot in sector 6 Noida</text:p>
          </table:table-cell>
          <table:table-cell office:value-type="string">
            <text:p><text:a xlink:href="http://www.buniyad.com/buy/industrial-property/industrial-plot-in-sector-6-noida/lid-467876444116787772.html">http://www.buniyad.com/buy/industrial-property/industrial-plot-in-sector-6-noida/lid-467876444116787772.html</text:a></text:p>
          </table:table-cell>
          <table:table-cell office:value-type="string">
            <text:p>industrial shed in sector 6 Noida , industrial sheds in sector 6 noida, industrial shed at sector 6 noida, industrial sheds at sector 6 noida, industrial shed sector 6 noida, industrial sheds sector 6 noida</text:p>
          </table:table-cell>
          <table:table-cell table:number-columns-repeated="20"/>
        </table:table-row>
        <table:table-row table:style-name="ro6">
          <table:table-cell office:value-type="string">
            <text:p>buniyad</text:p>
          </table:table-cell>
          <table:table-cell office:value-type="string">
            <text:p>Industrial Building Factory in sector 60 Noida</text:p>
          </table:table-cell>
          <table:table-cell office:value-type="string">
            <text:p><text:a xlink:href="http://www.buniyad.com/buy/industrial-property/industrial-building-factory-in-sector-60-noida/lid-468239136225787613.html">http://www.buniyad.com/buy/industrial-property/industrial-building-factory-in-sector-60-noida/lid-468239136225787613.html</text:a></text:p>
          </table:table-cell>
          <table:table-cell office:value-type="string">
            <text:p>industrial building in sector 60 noida, industrial buildings in sector 60 noida, industrial building at sector 60 noida, industrial buildings at sector 60 noida, industrial building sector 60 noida, industrial buildings sector 60 noida, industrial factory in sector 60 noida, industrial factories in sector 60 noida, industrial factory at sector 60 noida, industrial factories at sector 60 noida, industrial factory sector 60 noida, industrial factories sector 60 noida,</text:p>
          </table:table-cell>
          <table:table-cell table:number-columns-repeated="20"/>
        </table:table-row>
        <table:table-row table:style-name="ro2">
          <table:table-cell office:value-type="string">
            <text:p>buniyad</text:p>
          </table:table-cell>
          <table:table-cell office:value-type="string">
            <text:p>Industrial Plot in sector 60 Noida</text:p>
          </table:table-cell>
          <table:table-cell office:value-type="string">
            <text:p><text:a xlink:href="http://www.buniyad.com/buy/industrial-property/industrial-plot-in-sector-60-noida/lid-468239136225787613.html">http://www.buniyad.com/buy/industrial-property/industrial-plot-in-sector-60-noida/lid-468239136225787613.html</text:a></text:p>
          </table:table-cell>
          <table:table-cell office:value-type="string">
            <text:p>industrial shed in sector 60 Noida , industrial sheds in sector 60 noida, industrial shed at sector 60 noida, industrial sheds at sector 60 noida, industrial shed sector 60 noida, industrial sheds sector 60 noida</text:p>
          </table:table-cell>
          <table:table-cell table:number-columns-repeated="20"/>
        </table:table-row>
        <table:table-row table:style-name="ro7">
          <table:table-cell office:value-type="string">
            <text:p>buniyad</text:p>
          </table:table-cell>
          <table:table-cell office:value-type="string">
            <text:p>Bungalow villa in sector 61 Noida</text:p>
          </table:table-cell>
          <table:table-cell office:value-type="string">
            <text:p><text:a xlink:href="http://www.buniyad.com/buy/residential-property/bungalow-villa-in-sector-61-noida/lid-467876444116787777.html">http://www.buniyad.com/buy/residential-property/bungalow-villa-in-sector-61-noida/lid-467876444116787777.html</text:a></text:p>
          </table:table-cell>
          <table:table-cell office:value-type="string">
            <text:p>villa in noida sector 61, villa at noida sector 61, bungalow in noida sector 61, bungalow at noida sector 61, villas in noida sector 61, bungalows in noida sector 61, bungalows at noida sector 61, villas at noida sector 61, villas noida sector 61, bungalows noida sector 61, villas sector 61 noida, bungalows sector 61 noida, bungalow-villas in noida sector 61,</text:p>
          </table:table-cell>
          <table:table-cell table:number-columns-repeated="20"/>
        </table:table-row>
        <table:table-row table:style-name="ro2">
          <table:table-cell office:value-type="string">
            <text:p>buniyad</text:p>
          </table:table-cell>
          <table:table-cell office:value-type="string">
            <text:p>Residential Plot in sector 61 Noida</text:p>
          </table:table-cell>
          <table:table-cell office:value-type="string">
            <text:p><text:a xlink:href="http://www.buniyad.com/buy/residential-property/residential-plot-in-sector-61-noida/lid-467876444116787777.html">http://www.buniyad.com/buy/residential-property/residential-plot-in-sector-61-noida/lid-467876444116787777.html</text:a></text:p>
          </table:table-cell>
          <table:table-cell office:value-type="string">
            <text:p>residential plot in sector 61 noida, residential plots in sector 61 noida, residential plot at sector 61 noida, residential plots at sector 61 noida, residential plot sector 61 noida, residential plots sector 61 noida, </text:p>
          </table:table-cell>
          <table:table-cell table:number-columns-repeated="20"/>
        </table:table-row>
        <table:table-row table:style-name="ro2">
          <table:table-cell office:value-type="string">
            <text:p>buniyad</text:p>
          </table:table-cell>
          <table:table-cell office:value-type="string">
            <text:p>Commercial Shop in Sector 61 Noida</text:p>
          </table:table-cell>
          <table:table-cell office:value-type="string">
            <text:p><text:a xlink:href="http://www.buniyad.com/buy/commercial-property/commercial-shop-in-sector-61-noida/lid-467876444116787777.html">http://www.buniyad.com/buy/commercial-property/commercial-shop-in-sector-61-noida/lid-467876444116787777.html</text:a></text:p>
          </table:table-cell>
          <table:table-cell office:value-type="string">
            <text:p>commercial shop in sector 61 noida, commercial shops in sector 61 noida, commercial shop at sector 61 noida, commercial shops at sector 61 noida, commercial shop sector 61 noida, commercial shops sector 61 noida</text:p>
          </table:table-cell>
          <table:table-cell table:number-columns-repeated="20"/>
        </table:table-row>
        <table:table-row table:style-name="ro4">
          <table:table-cell office:value-type="string">
            <text:p>buniyad</text:p>
          </table:table-cell>
          <table:table-cell office:value-type="string">
            <text:p>Office Space for sale in sector 61 Noida</text:p>
          </table:table-cell>
          <table:table-cell office:value-type="string">
            <text:p><text:a xlink:href="http://www.buniyad.com/buy/commercial-property/office-space-in-sector-61-noida/lid-467876444116787777.html">http://www.buniyad.com/buy/commercial-property/office-space-in-sector-61-noida/lid-467876444116787777.html</text:a></text:p>
          </table:table-cell>
          <table:table-cell office:value-type="string">
            <text:p>office space in setor 61 noida, office spaces in sector 61 noida, office space in noida sector 61, office space in noida sector 61, office space sector 61 noida, buy office space in noida sector 61, buy office space in noida, office space for sale in noida, office space for sale in noida sector 61, office for sale in noida, buy office in noida sector 61, buy office in sector 61 noida, office space in noida sec 61</text:p>
          </table:table-cell>
          <table:table-cell table:number-columns-repeated="20"/>
        </table:table-row>
        <table:table-row table:style-name="ro6">
          <table:table-cell office:value-type="string">
            <text:p>buniyad</text:p>
          </table:table-cell>
          <table:table-cell office:value-type="string">
            <text:p>Industrial Factory Building in Sector 61 Noida</text:p>
          </table:table-cell>
          <table:table-cell office:value-type="string">
            <text:p><text:a xlink:href="http://www.buniyad.com/buy/industrial-property/industrial-building-factory-in-sector-61-noida/lid-467876444116787777.html">http://www.buniyad.com/buy/industrial-property/industrial-building-factory-in-sector-61-noida/lid-467876444116787777.html</text:a></text:p>
          </table:table-cell>
          <table:table-cell office:value-type="string">
            <text:p>industrial building in sector 61 noida, industrial buildings in sector 61 noida, industrial building at sector 61 noida, industrial buildings at sector 61 noida, industrial building sector 61 noida, industrial buildings sector 61 noida, industrial factory in sector 61 noida, industrial factories in sector 61 noida, industrial factory at sector 61 noida, industrial factories at sector 61 noida, industrial factory sector 61 noida, industrial factories sector 61 noida,</text:p>
          </table:table-cell>
          <table:table-cell table:number-columns-repeated="20"/>
        </table:table-row>
        <table:table-row table:style-name="ro2">
          <table:table-cell office:value-type="string">
            <text:p>buniyad</text:p>
          </table:table-cell>
          <table:table-cell office:value-type="string">
            <text:p>Industrial Shed in Sector 61 Noida</text:p>
          </table:table-cell>
          <table:table-cell office:value-type="string">
            <text:p><text:a xlink:href="http://www.buniyad.com/buy/industrial-property/industrial-shed-in-sector-61-noida/lid-467876444116787777.html">http://www.buniyad.com/buy/industrial-property/industrial-shed-in-sector-61-noida/lid-467876444116787777.html</text:a></text:p>
          </table:table-cell>
          <table:table-cell office:value-type="string">
            <text:p>industrial shed in sector 61 noida, industrial sheds in sector 61 noida, industrial shed at sector 61 noida, industrial sheds at sector 61 noida, industrial shed sector 61 noida, industrial sheds sector 61 noida, </text:p>
          </table:table-cell>
          <table:table-cell table:number-columns-repeated="20"/>
        </table:table-row>
        <table:table-row table:style-name="ro6">
          <table:table-cell office:value-type="string">
            <text:p>buniyad</text:p>
          </table:table-cell>
          <table:table-cell office:value-type="string">
            <text:p>Industrial Factory Building in Sector 62 Noida</text:p>
          </table:table-cell>
          <table:table-cell office:value-type="string">
            <text:p><text:a xlink:href="http://www.buniyad.com/buy/industrial-property/industrial-building-factory-in-sector-62-noida/lid-467876444116787787.html">http://www.buniyad.com/buy/industrial-property/industrial-building-factory-in-sector-62-noida/lid-467876444116787787.html</text:a></text:p>
          </table:table-cell>
          <table:table-cell office:value-type="string">
            <text:p>industrial building in sector 62 noida, industrial buildings in sector 62 noida, industrial building at sector 62 noida, industrial buildings at sector 62 noida, industrial building sector 62 noida, industrial buildings sector 62 noida, industrial factory in sector 62 noida, industrial factories in sector 62 noida, industrial factory at sector 62 noida, industrial factories at sector 62 noida, industrial factory sector 62 noida, industrial factories sector 62 noida,</text:p>
          </table:table-cell>
          <table:table-cell table:number-columns-repeated="20"/>
        </table:table-row>
        <table:table-row table:style-name="ro2">
          <table:table-cell office:value-type="string">
            <text:p>buniyad</text:p>
          </table:table-cell>
          <table:table-cell office:value-type="string">
            <text:p>Industrial Shed in Sector 62 Noida</text:p>
          </table:table-cell>
          <table:table-cell office:value-type="string">
            <text:p><text:a xlink:href="http://www.buniyad.com/buy/industrial-property/industrial-shed-in-sector-62-noida/lid-467876444116787787.html">http://www.buniyad.com/buy/industrial-property/industrial-shed-in-sector-62-noida/lid-467876444116787787.html</text:a></text:p>
          </table:table-cell>
          <table:table-cell office:value-type="string">
            <text:p>industrial shed in sector 62 noida, industrial sheds in sector 62 noida, industrial shed at sector 62 noida, industrial sheds at sector 62 noida, industrial shed sector 62 noida, industrial sheds sector 62 noida, </text:p>
          </table:table-cell>
          <table:table-cell table:number-columns-repeated="20"/>
        </table:table-row>
        <table:table-row table:style-name="ro2">
          <table:table-cell office:value-type="string">
            <text:p>buniyad</text:p>
          </table:table-cell>
          <table:table-cell office:value-type="string">
            <text:p>Industrial Plot in sector 62 Noida</text:p>
          </table:table-cell>
          <table:table-cell office:value-type="string">
            <text:p><text:a xlink:href="http://www.buniyad.com/buy/industrial-property/industrial-plot-in-sector-62-noida/lid-467876444116787787.html">http://www.buniyad.com/buy/industrial-property/industrial-plot-in-sector-62-noida/lid-467876444116787787.html</text:a></text:p>
          </table:table-cell>
          <table:table-cell office:value-type="string">
            <text:p>industrial plot in sector 62 noida, industrial plots in sector 62 noida, industrial plot at sector 62 noida, industrial plots at sector 62 noida, industrial plot sector 62 noida, industrial plots sector 62 noida, </text:p>
          </table:table-cell>
          <table:table-cell table:number-columns-repeated="20"/>
        </table:table-row>
        <table:table-row table:style-name="ro8">
          <table:table-cell office:value-type="string">
            <text:p>buniyad</text:p>
          </table:table-cell>
          <table:table-cell office:value-type="string">
            <text:p>Office in It park sector 62 Noida</text:p>
          </table:table-cell>
          <table:table-cell office:value-type="string">
            <text:p><text:a xlink:href="http://www.buniyad.com/buy/institutional-property/office-in-it-park-sez-in-sector-62-noida/lid-467876444116787787.html">http://www.buniyad.com/buy/institutional-property/office-in-it-park-sez-in-sector-62-noida/lid-467876444116787787.html</text:a></text:p>
          </table:table-cell>
          <table:table-cell office:value-type="string">
            <text:p>office in IT park sector 62 noida, office in IT park noida sector 62, office space in sector 62 noida, office in sector 62 noida, offices in noida sector 62, office space in noida sector 62, office in noida sector 62, office space in noida sector 62, IT office in sector 62 noida, IT office in noida sector 62</text:p>
          </table:table-cell>
          <table:table-cell table:number-columns-repeated="20"/>
        </table:table-row>
        <table:table-row table:style-name="ro2">
          <table:table-cell office:value-type="string">
            <text:p>buniyad</text:p>
          </table:table-cell>
          <table:table-cell office:value-type="string">
            <text:p>Commercial Shop in sector 62 Noida</text:p>
          </table:table-cell>
          <table:table-cell office:value-type="string">
            <text:p><text:a xlink:href="http://www.buniyad.com/buy/commercial-property/commercial-shop-in-sector-62-noida/lid-467876444116787787.html">http://www.buniyad.com/buy/commercial-property/commercial-shop-in-sector-62-noida/lid-467876444116787787.html</text:a></text:p>
          </table:table-cell>
          <table:table-cell office:value-type="string">
            <text:p>commercial shop in sector 62 noida, commercial shops in sector 62 noida, commercial shop at sector 62 noida, commercial shops at sector 62 noida, commercial shop sector 62 noida, commercial shops sector 62 noida</text:p>
          </table:table-cell>
          <table:table-cell table:number-columns-repeated="20"/>
        </table:table-row>
        <table:table-row table:style-name="ro4">
          <table:table-cell office:value-type="string">
            <text:p>buniyad</text:p>
          </table:table-cell>
          <table:table-cell office:value-type="string">
            <text:p>Office space in sector 62 Noida</text:p>
          </table:table-cell>
          <table:table-cell office:value-type="string">
            <text:p><text:a xlink:href="http://www.buniyad.com/buy/commercial-property/office-space-in-sector-62-noida/lid-467876444116787787.html">http://www.buniyad.com/buy/commercial-property/office-space-in-sector-62-noida/lid-467876444116787787.html</text:a></text:p>
          </table:table-cell>
          <table:table-cell office:value-type="string">
            <text:p>office space in setor 62 noida, office spaces in sector 62 noida, office space in noida sector 62, office space in noida sector 62, office space sector 62 noida, buy office space in noida sector 62, buy office space in noida, office space for sale in noida, office space for sale in noida sector 62, office for sale in noida, buy office in noida sector 62, buy office in sector 62 noida, office space in noida sec 62</text:p>
          </table:table-cell>
          <table:table-cell table:number-columns-repeated="20"/>
        </table:table-row>
        <table:table-row table:style-name="ro2">
          <table:table-cell office:value-type="string">
            <text:p>buniyad</text:p>
          </table:table-cell>
          <table:table-cell office:value-type="string">
            <text:p>Residential Plot in sector 63 Noida</text:p>
          </table:table-cell>
          <table:table-cell office:value-type="string">
            <text:p><text:a xlink:href="http://www.buniyad.com/buy/residential-property/residential-plot-in-sector-63-noida/lid-467876444116787782.html">http://www.buniyad.com/buy/residential-property/residential-plot-in-sector-63-noida/lid-467876444116787782.html</text:a></text:p>
          </table:table-cell>
          <table:table-cell office:value-type="string">
            <text:p>commercial shop in sector 63 noida, commercial shops in sector 63 noida, commercial shop at sector 63 noida, commercial shops at sector 63 noida, commercial shop sector 63 noida, commercial shops sector 63 noida</text:p>
          </table:table-cell>
          <table:table-cell table:number-columns-repeated="20"/>
        </table:table-row>
        <table:table-row table:style-name="ro2">
          <table:table-cell office:value-type="string">
            <text:p>buniyad</text:p>
          </table:table-cell>
          <table:table-cell office:value-type="string">
            <text:p>Commercial Shop in sector 63 Noida</text:p>
          </table:table-cell>
          <table:table-cell office:value-type="string">
            <text:p><text:a xlink:href="http://www.buniyad.com/buy/commercial-property/commercial-shop-in-sector-63-noida/lid-467876444116787782.html">http://www.buniyad.com/buy/commercial-property/commercial-shop-in-sector-63-noida/lid-467876444116787782.html</text:a></text:p>
          </table:table-cell>
          <table:table-cell office:value-type="string">
            <text:p>commercial shop in sector 63 noida, commercial shops in sector 63 noida, commercial shop at sector 63 noida, commercial shops at sector 63 noida, commercial shop sector 63 noida, commercial shops sector 63 noida</text:p>
          </table:table-cell>
          <table:table-cell table:number-columns-repeated="20"/>
        </table:table-row>
        <table:table-row table:style-name="ro5">
          <table:table-cell office:value-type="string">
            <text:p>buniyad</text:p>
          </table:table-cell>
          <table:table-cell office:value-type="string">
            <text:p>Office Space in Sector 63 Noida</text:p>
          </table:table-cell>
          <table:table-cell office:value-type="string">
            <text:p><text:a xlink:href="http://www.buniyad.com/buy/commercial-property/office-space-in-sector-63-noida/lid-467876444116787782.html">http://www.buniyad.com/buy/commercial-property/office-space-in-sector-63-noida/lid-467876444116787782.html</text:a></text:p>
          </table:table-cell>
          <table:table-cell office:value-type="string">
            <text:p>office space in sector 63 noida, office spaces in sector 63 noida, office space at sector 63 noida, office spaces at sector 63 noida, office space sector 63 noida, office spaces sector 63 noida, </text:p>
          </table:table-cell>
          <table:table-cell table:number-columns-repeated="20"/>
        </table:table-row>
        <table:table-row table:style-name="ro6">
          <table:table-cell office:value-type="string">
            <text:p>buniyad</text:p>
          </table:table-cell>
          <table:table-cell office:value-type="string">
            <text:p>Industrial building factory in sector 63 Noida</text:p>
          </table:table-cell>
          <table:table-cell office:value-type="string">
            <text:p><text:a xlink:href="http://www.buniyad.com/buy/industrial-property/industrial-building-factory-in-sector-63-noida/lid-467876444116787782.html">http://www.buniyad.com/buy/industrial-property/industrial-building-factory-in-sector-63-noida/lid-467876444116787782.html</text:a></text:p>
          </table:table-cell>
          <table:table-cell office:value-type="string">
            <text:p>industrial building in sector 63 noida, industrial buildings in sector 63 noida, industrial building at sector 63 noida, industrial buildings at sector 63 noida, industrial building sector 63 noida, industrial buildings sector 63 noida, industrial factory in sector 63 noida, industrial factories in sector 63 noida, industrial factory at sector 63 noida, industrial factories at sector 63 noida, industrial factory sector 63 noida, industrial factories sector 63 noida,</text:p>
          </table:table-cell>
          <table:table-cell table:number-columns-repeated="20"/>
        </table:table-row>
        <table:table-row table:style-name="ro2">
          <table:table-cell office:value-type="string">
            <text:p>buniyad</text:p>
          </table:table-cell>
          <table:table-cell office:value-type="string">
            <text:p>Industrial Shed in sector 63 Noida</text:p>
          </table:table-cell>
          <table:table-cell office:value-type="string">
            <text:p><text:a xlink:href="http://www.buniyad.com/buy/industrial-property/industrial-shed-in-sector-63-noida/lid-467876444116787782.html">http://www.buniyad.com/buy/industrial-property/industrial-shed-in-sector-63-noida/lid-467876444116787782.html</text:a></text:p>
          </table:table-cell>
          <table:table-cell office:value-type="string">
            <text:p>industrial shed in sector 63 Noida , industrial sheds in sector 63 noida, industrial shed at sector 63 noida, industrial sheds at sector 63 noida, industrial shed sector 63 noida, industrial sheds sector 63 noida</text:p>
          </table:table-cell>
          <table:table-cell table:number-columns-repeated="20"/>
        </table:table-row>
        <table:table-row table:style-name="ro2">
          <table:table-cell office:value-type="string">
            <text:p>buniyad</text:p>
          </table:table-cell>
          <table:table-cell office:value-type="string">
            <text:p>Industrial Plot in Sector 63 Noida</text:p>
          </table:table-cell>
          <table:table-cell office:value-type="string">
            <text:p><text:a xlink:href="http://www.buniyad.com/buy/industrial-property/industrial-plot-in-sector-63-noida/lid-467876444116787782.html">http://www.buniyad.com/buy/industrial-property/industrial-plot-in-sector-63-noida/lid-467876444116787782.html</text:a></text:p>
          </table:table-cell>
          <table:table-cell office:value-type="string">
            <text:p>industrial plot in sector 63 noida, industrial plots in sector 63 noida, industrial plot at sector 63 noida, industrial plots at sector 63 noida, industrial plot sector 63 noida, industrial plots sector 63 noida, </text:p>
          </table:table-cell>
          <table:table-cell table:number-columns-repeated="20"/>
        </table:table-row>
        <table:table-row table:style-name="ro3">
          <table:table-cell office:value-type="string">
            <text:p>buniyad</text:p>
          </table:table-cell>
          <table:table-cell office:value-type="string">
            <text:p>Bungalow / Villa in sector 64 Noida</text:p>
          </table:table-cell>
          <table:table-cell office:value-type="string">
            <text:p><text:a xlink:href="http://www.buniyad.com/buy/residential-property/bungalow-villa-in-sector-64-noida/lid-467876444116787792.html">http://www.buniyad.com/buy/residential-property/bungalow-villa-in-sector-64-noida/lid-467876444116787792.html</text:a></text:p>
          </table:table-cell>
          <table:table-cell office:value-type="string">
            <text:p>villa in noida sector 64, villa at noida sector 64 kothi in noida sector 64, kothi at noida sector 64, villas in noida sector 64, kothis in noida sector 64, kothis at noida sector 64, villas at noida sector 64, villas noida sector 64, kothis noida sector 64, villas sector 64 noida, kothis sector 64 noida, kothi -villas in noida sector 64,</text:p>
          </table:table-cell>
          <table:table-cell table:number-columns-repeated="20"/>
        </table:table-row>
        <table:table-row table:style-name="ro5">
          <table:table-cell office:value-type="string">
            <text:p>buniyad</text:p>
          </table:table-cell>
          <table:table-cell office:value-type="string">
            <text:p>Office space in sector 64 Noida</text:p>
          </table:table-cell>
          <table:table-cell office:value-type="string">
            <text:p><text:a xlink:href="http://www.buniyad.com/buy/commercial-property/office-space-in-sector-64-noida/lid-467876444116787792.html">http://www.buniyad.com/buy/commercial-property/office-space-in-sector-64-noida/lid-467876444116787792.html</text:a></text:p>
          </table:table-cell>
          <table:table-cell office:value-type="string">
            <text:p>office space in sector 64 noida, office spaces in sector 64 noida, office space at sector 64 noida, office spaces at sector 64 noida, office space sector 64 noida, office spaces sector 64 noida, </text:p>
          </table:table-cell>
          <table:table-cell table:number-columns-repeated="20"/>
        </table:table-row>
        <table:table-row table:style-name="ro6">
          <table:table-cell office:value-type="string">
            <text:p>buniyad</text:p>
          </table:table-cell>
          <table:table-cell office:value-type="string">
            <text:p>Industrial Building Factory in Sector 64 Noida</text:p>
          </table:table-cell>
          <table:table-cell office:value-type="string">
            <text:p><text:a xlink:href="http://www.buniyad.com/buy/industrial-property/industrial-building-factory-in-sector-64-noida/lid-467876444116787792.html">http://www.buniyad.com/buy/industrial-property/industrial-building-factory-in-sector-64-noida/lid-467876444116787792.html</text:a></text:p>
          </table:table-cell>
          <table:table-cell office:value-type="string">
            <text:p>industrial building in sector 64 noida, industrial buildings in sector 64 noida, industrial building at sector 64 noida, industrial buildings at sector 64 noida, industrial building sector 64 noida, industrial buildings sector 64 noida, industrial factory in sector 64 noida, industrial factories in sector 64 noida, industrial factory at sector 64 noida, industrial factories at sector 64 noida, industrial factory sector 64 noida, industrial factories sector 64 noida,</text:p>
          </table:table-cell>
          <table:table-cell table:number-columns-repeated="20"/>
        </table:table-row>
        <table:table-row table:style-name="ro2">
          <table:table-cell office:value-type="string">
            <text:p>buniyad</text:p>
          </table:table-cell>
          <table:table-cell office:value-type="string">
            <text:p>Industrial Plot in sector 64 Noida</text:p>
          </table:table-cell>
          <table:table-cell office:value-type="string">
            <text:p><text:a xlink:href="http://www.buniyad.com/buy/industrial-property/industrial-plot-in-sector-64-noida/lid-467876444116787792.html">http://www.buniyad.com/buy/industrial-property/industrial-plot-in-sector-64-noida/lid-467876444116787792.html</text:a></text:p>
          </table:table-cell>
          <table:table-cell office:value-type="string">
            <text:p>industrial plot in sector 64 noida, industrial plots in sector 64 noida, industrial plot at sector 64 noida, industrial plots at sector 64 noida, industrial plot sector 64 noida, industrial plots sector 64 noida, </text:p>
          </table:table-cell>
          <table:table-cell table:number-columns-repeated="20"/>
        </table:table-row>
        <table:table-row table:style-name="ro2">
          <table:table-cell office:value-type="string">
            <text:p>buniyad</text:p>
          </table:table-cell>
          <table:table-cell office:value-type="string">
            <text:p>Industrial Shed in sector 64 Noida</text:p>
          </table:table-cell>
          <table:table-cell office:value-type="string">
            <text:p><text:a xlink:href="http://www.buniyad.com/buy/industrial-property/industrial-shed-in-sector-64-noida/lid-467876444116787792.html">http://www.buniyad.com/buy/industrial-property/industrial-shed-in-sector-64-noida/lid-467876444116787792.html</text:a></text:p>
          </table:table-cell>
          <table:table-cell office:value-type="string">
            <text:p>industrial shed in sector 64 Noida , industrial sheds in sector 64 noida, industrial shed at sector 64 noida, industrial sheds at sector 64 noida, industrial shed sector 64 noida, industrial sheds sector 64 noida</text:p>
          </table:table-cell>
          <table:table-cell table:number-columns-repeated="20"/>
        </table:table-row>
        <table:table-row table:style-name="ro6">
          <table:table-cell office:value-type="string">
            <text:p>buniyad</text:p>
          </table:table-cell>
          <table:table-cell office:value-type="string">
            <text:p>Industrial Building Factory in Sector 65 Noida</text:p>
          </table:table-cell>
          <table:table-cell office:value-type="string">
            <text:p><text:a xlink:href="http://www.buniyad.com/buy/industrial-property/industrial-building-factory-in-sector-65-noida/lid-467876444116787797.html">http://www.buniyad.com/buy/industrial-property/industrial-building-factory-in-sector-65-noida/lid-467876444116787797.html</text:a></text:p>
          </table:table-cell>
          <table:table-cell office:value-type="string">
            <text:p>industrial building in sector 65 noida, industrial buildings in sector 65 noida, industrial building at sector 65 noida, industrial buildings at sector 65 noida, industrial building sector 65 noida, industrial buildings sector 65 noida, industrial factory in sector 65 noida, industrial factories in sector 65 noida, industrial factory at sector 65 noida, industrial factories at sector 65 noida, industrial factory sector 65 noida, industrial factories sector 65 noida,</text:p>
          </table:table-cell>
          <table:table-cell table:number-columns-repeated="20"/>
        </table:table-row>
        <table:table-row table:style-name="ro2">
          <table:table-cell office:value-type="string">
            <text:p>buniyad</text:p>
          </table:table-cell>
          <table:table-cell office:value-type="string">
            <text:p>Industrial Shed in Sector 65 Noida</text:p>
          </table:table-cell>
          <table:table-cell office:value-type="string">
            <text:p><text:a xlink:href="http://www.buniyad.com/buy/industrial-property/industrial-shed-in-sector-65-noida/lid-467876444116787797.html">http://www.buniyad.com/buy/industrial-property/industrial-shed-in-sector-65-noida/lid-467876444116787797.html</text:a></text:p>
          </table:table-cell>
          <table:table-cell office:value-type="string">
            <text:p>industrial shed in sector 65 Noida , industrial sheds in sector 65 noida, industrial shed at sector 65 noida, industrial sheds at sector 65 noida, industrial shed sector 65 noida, industrial sheds sector 65 noida</text:p>
          </table:table-cell>
          <table:table-cell table:number-columns-repeated="20"/>
        </table:table-row>
        <table:table-row table:style-name="ro2">
          <table:table-cell office:value-type="string">
            <text:p>buniyad</text:p>
          </table:table-cell>
          <table:table-cell office:value-type="string">
            <text:p>Industrial Plot in Sector 65 Noida</text:p>
          </table:table-cell>
          <table:table-cell office:value-type="string">
            <text:p><text:a xlink:href="http://www.buniyad.com/buy/industrial-property/industrial-plot-in-sector-65-noida/lid-467876444116787797.html">http://www.buniyad.com/buy/industrial-property/industrial-plot-in-sector-65-noida/lid-467876444116787797.html</text:a></text:p>
          </table:table-cell>
          <table:table-cell office:value-type="string">
            <text:p>industrial shed in sector 65 Noida , industrial sheds in sector 65 noida, industrial shed at sector 65 noida, industrial sheds at sector 65 noida, industrial shed sector 65 noida, industrial sheds sector 65 noida</text:p>
          </table:table-cell>
          <table:table-cell table:number-columns-repeated="20"/>
        </table:table-row>
        <table:table-row table:style-name="ro5">
          <table:table-cell office:value-type="string">
            <text:p>buniyad</text:p>
          </table:table-cell>
          <table:table-cell office:value-type="string">
            <text:p>Office space in sector 65 Noida</text:p>
          </table:table-cell>
          <table:table-cell office:value-type="string">
            <text:p><text:a xlink:href="http://www.buniyad.com/buy/commercial-property/office-space-in-sector-65-noida/lid-467876444116787797.html">http://www.buniyad.com/buy/commercial-property/office-space-in-sector-65-noida/lid-467876444116787797.html</text:a></text:p>
          </table:table-cell>
          <table:table-cell office:value-type="string">
            <text:p>office space in sector 65 noida, office spaces in sector 65 noida, office space at sector 65 noida, office spaces at sector 65 noida, office space sector 65 noida, office spaces sector 65 noida, </text:p>
          </table:table-cell>
          <table:table-cell table:number-columns-repeated="20"/>
        </table:table-row>
        <table:table-row table:style-name="ro2">
          <table:table-cell office:value-type="string">
            <text:p>buniyad</text:p>
          </table:table-cell>
          <table:table-cell office:value-type="string">
            <text:p>Coommercial Shop in sector 66 Noida</text:p>
          </table:table-cell>
          <table:table-cell office:value-type="string">
            <text:p><text:a xlink:href="http://www.buniyad.com/buy/commercial-property/commercial-shop-in-sector-66-noida/lid-467876444116787802.html">http://www.buniyad.com/buy/commercial-property/commercial-shop-in-sector-66-noida/lid-467876444116787802.html</text:a></text:p>
          </table:table-cell>
          <table:table-cell office:value-type="string">
            <text:p>commercial shop in sector 66 noida, commercial shops in sector 66 noida, commercial shop at sector 66 noida, commercial shops at sector 66 noida, commercial shop sector 66 noida, commercial shops sector 66 noida</text:p>
          </table:table-cell>
          <table:table-cell table:number-columns-repeated="20"/>
        </table:table-row>
        <table:table-row table:style-name="ro5">
          <table:table-cell office:value-type="string">
            <text:p>buniyad</text:p>
          </table:table-cell>
          <table:table-cell office:value-type="string">
            <text:p>Office Space in sector 66 Noida</text:p>
          </table:table-cell>
          <table:table-cell office:value-type="string">
            <text:p><text:a xlink:href="http://www.buniyad.com/buy/commercial-property/office-space-in-sector-66-noida/lid-467876444116787802.html">http://www.buniyad.com/buy/commercial-property/office-space-in-sector-66-noida/lid-467876444116787802.html</text:a></text:p>
          </table:table-cell>
          <table:table-cell office:value-type="string">
            <text:p>office space in sector 66 noida, office spaces in sector 66 noida, office space at sector 66 noida, office spaces at sector 66 noida, office space sector 66 noida, office spaces sector 66 noida, </text:p>
          </table:table-cell>
          <table:table-cell table:number-columns-repeated="20"/>
        </table:table-row>
        <table:table-row table:style-name="ro6">
          <table:table-cell office:value-type="string">
            <text:p>buniyad</text:p>
          </table:table-cell>
          <table:table-cell office:value-type="string">
            <text:p>Industrail Building Factory in sector 66 Noida</text:p>
          </table:table-cell>
          <table:table-cell office:value-type="string">
            <text:p><text:a xlink:href="http://www.buniyad.com/buy/industrial-property/industrial-building-factory-in-sector-66-noida/lid-467876444116787802.html">http://www.buniyad.com/buy/industrial-property/industrial-building-factory-in-sector-66-noida/lid-467876444116787802.html</text:a></text:p>
          </table:table-cell>
          <table:table-cell office:value-type="string">
            <text:p>industrial building in sector 66 noida, industrial buildings in sector 66 noida, industrial building at sector 66 noida, industrial buildings at sector 66 noida, industrial building sector 66 noida, industrial buildings sector 66 noida, industrial factory in sector 66 noida, industrial factories in sector 66 noida, industrial factory at sector 66 noida, industrial factories at sector 66 noida, industrial factory sector 66 noida, industrial factories sector 66 noida,</text:p>
          </table:table-cell>
          <table:table-cell table:number-columns-repeated="20"/>
        </table:table-row>
        <table:table-row table:style-name="ro2">
          <table:table-cell office:value-type="string">
            <text:p>buniyad</text:p>
          </table:table-cell>
          <table:table-cell office:value-type="string">
            <text:p>Industrial Shed in sector 66 Noida</text:p>
          </table:table-cell>
          <table:table-cell office:value-type="string">
            <text:p><text:a xlink:href="http://www.buniyad.com/buy/industrial-property/industrial-shed-in-sector-66-noida/lid-467876444116787802.html">http://www.buniyad.com/buy/industrial-property/industrial-shed-in-sector-66-noida/lid-467876444116787802.html</text:a></text:p>
          </table:table-cell>
          <table:table-cell office:value-type="string">
            <text:p>industrial shed in sector 66 Noida , industrial sheds in sector 66 noida, industrial shed at sector 66 noida, industrial sheds at sector 66 noida, industrial shed sector 66 noida, industrial sheds sector 66 noida</text:p>
          </table:table-cell>
          <table:table-cell table:number-columns-repeated="20"/>
        </table:table-row>
        <table:table-row table:style-name="ro2">
          <table:table-cell office:value-type="string">
            <text:p>buniyad</text:p>
          </table:table-cell>
          <table:table-cell office:value-type="string">
            <text:p>Industrial Plot in sector 66 Noida</text:p>
          </table:table-cell>
          <table:table-cell office:value-type="string">
            <text:p><text:a xlink:href="http://www.buniyad.com/buy/industrial-property/industrial-plot-in-sector-66-noida/lid-467876444116787802.html">http://www.buniyad.com/buy/industrial-property/industrial-plot-in-sector-66-noida/lid-467876444116787802.html</text:a></text:p>
          </table:table-cell>
          <table:table-cell office:value-type="string">
            <text:p>industrial shed in sector 66 Noida , industrial sheds in sector 66 noida, industrial shed at sector 66 noida, industrial sheds at sector 66 noida, industrial shed sector 66 noida, industrial sheds sector 66 noida</text:p>
          </table:table-cell>
          <table:table-cell table:number-columns-repeated="20"/>
        </table:table-row>
        <table:table-row table:style-name="ro6">
          <table:table-cell office:value-type="string">
            <text:p>buniyad</text:p>
          </table:table-cell>
          <table:table-cell office:value-type="string">
            <text:p>Industrial Building Factory in sector 67 Noida</text:p>
          </table:table-cell>
          <table:table-cell office:value-type="string">
            <text:p><text:a xlink:href="http://www.buniyad.com/buy/industrial-property/industrial-building-factory-in-sector-67-noida/lid-468059489505787566.html">http://www.buniyad.com/buy/industrial-property/industrial-building-factory-in-sector-67-noida/lid-468059489505787566.html</text:a></text:p>
          </table:table-cell>
          <table:table-cell office:value-type="string">
            <text:p>industrial building in sector 67 noida, industrial buildings in sector 67 noida, industrial building at sector 67 noida, industrial buildings at sector 67 noida, industrial building sector 67 noida, industrial buildings sector 67 noida, industrial factory in sector 67 noida, industrial factories in sector 67 noida, industrial factory at sector 67 noida, industrial factories at sector 67 noida, industrial factory sector 67 noida, industrial factories sector 67 noida,</text:p>
          </table:table-cell>
          <table:table-cell table:number-columns-repeated="20"/>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9/20/2017</text:date>, <text:time>16:25: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hil arya</meta:initial-creator>
    <meta:creation-date>2017-09-20T16:19:54.08</meta:creation-date>
    <dc:date>2017-09-20T16:25:51.20</dc:date>
    <dc:creator>nikhil arya</dc:creator>
    <meta:editing-duration>PT5M59S</meta:editing-duration>
    <meta:editing-cycles>1</meta:editing-cycles>
    <meta:document-statistic meta:table-count="3" meta:cell-count="244" meta:object-count="0"/>
    <meta:generator>OpenOffice/4.1.0$Win32 OpenOffice.org_project/410m18$Build-9764</meta:generator>
  </office:meta>
</office:document-meta>
</file>